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174in" table:align="left"/>
    </style:style>
    <style:style style:name="Table1.A" style:family="table-column">
      <style:table-column-properties style:column-width="2.1111in"/>
    </style:style>
    <style:style style:name="Table1.B" style:family="table-column">
      <style:table-column-properties style:column-width="3.306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4924in" table:align="left"/>
    </style:style>
    <style:style style:name="Table2.A" style:family="table-column">
      <style:table-column-properties style:column-width="1.9236in"/>
    </style:style>
    <style:style style:name="Table2.B" style:family="table-column">
      <style:table-column-properties style:column-width="1.234in"/>
    </style:style>
    <style:style style:name="Table2.C" style:family="table-column">
      <style:table-column-properties style:column-width="2.334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4625in" table:align="left"/>
    </style:style>
    <style:style style:name="Table3.A" style:family="table-column">
      <style:table-column-properties style:column-width="2.7111in"/>
    </style:style>
    <style:style style:name="Table3.B" style:family="table-column">
      <style:table-column-properties style:column-width="3.751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5792in" table:align="left"/>
    </style:style>
    <style:style style:name="Table4.A" style:family="table-column">
      <style:table-column-properties style:column-width="1.8139in"/>
    </style:style>
    <style:style style:name="Table4.B" style:family="table-column">
      <style:table-column-properties style:column-width="3.7653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ehr gerne! Hier ist ein <text:span text:style-name="Strong_20_Emphasis">ausführlicher, einsteigerfreundlicher Lernzettel zu </text:span><text:span text:style-name="Strong_20_Emphasis"><text:span text:style-name="Source_20_Text">argcomplete</text:span></text:span>, der wie dein gewünschter <text:span text:style-name="Source_20_Text">concurrent.futures</text:span>-Lernzettel aufgebaut ist – <text:span text:style-name="Strong_20_Emphasis">für Leute mit Python-Grundkenntnissen</text:span>, aber ohne Erfahrung mit CLI-Autovervollständigung.</text:p>
      <text:p text:style-name="Horizontal_20_Line"/>
      <text:h text:style-name="Heading_20_1" text:outline-level="1">🧠 Lernzettel: <text:span text:style-name="Source_20_Text">argcomplete</text:span> – Autovervollständigung für <text:span text:style-name="Source_20_Text">argparse</text:span></text:h>
      <text:p text:style-name="Horizontal_20_Line"/>
      <text:h text:style-name="Heading_20_2" text:outline-level="2">✅ Ziel</text:h>
      <text:p text:style-name="Text_20_body">Du lernst, wie du mit <text:span text:style-name="Strong_20_Emphasis"><text:span text:style-name="Source_20_Text">argcomplete</text:span></text:span> deine Python-Programme so ausstattest, dass Nutzer im <text:span text:style-name="Strong_20_Emphasis">Terminal per </text:span><text:span text:style-name="Strong_20_Emphasis"><text:span text:style-name="Source_20_Text">Tab</text:span></text:span><text:span text:style-name="Strong_20_Emphasis">-Taste Befehle automatisch vervollständigen</text:span> können – genau wie bei <text:span text:style-name="Source_20_Text">git</text:span>, <text:span text:style-name="Source_20_Text">docker</text:span> oder <text:span text:style-name="Source_20_Text">pip</text:span>.</text:p>
      <text:p text:style-name="Horizontal_20_Line"/>
      <text:h text:style-name="Heading_20_2" text:outline-level="2">🧩 Was ist <text:span text:style-name="Source_20_Text">argcomplete</text:span>?</text:h>
      <text:p text:style-name="Text_20_body"><text:span text:style-name="Source_20_Text">argcomplete</text:span> ist ein Zusatzmodul für Python, das dein bestehendes <text:span text:style-name="Source_20_Text">argparse</text:span>-System um <text:span text:style-name="Strong_20_Emphasis">Shell-Autovervollständigung</text:span> erweitert – <text:span text:style-name="Strong_20_Emphasis">ohne</text:span> dein Code-Design komplett zu verändern.</text:p>
      <text:h text:style-name="Heading_20_3" text:outline-level="3">🔍 Typischer Nutzen</text:h>
      <text:list text:style-name="L1">
        <text:list-item>
          <text:p text:style-name="P2">Vorschlagen von Optionen wie <text:span text:style-name="Source_20_Text">--mode</text:span>, <text:span text:style-name="Source_20_Text">--config</text:span>, <text:span text:style-name="Source_20_Text">--email</text:span></text:p>
        </text:list-item>
        <text:list-item>
          <text:p text:style-name="P2">Vervollständigen von Argumentwerten (z. B. <text:span text:style-name="Source_20_Text">--mode run</text:span>)</text:p>
        </text:list-item>
        <text:list-item>
          <text:p text:style-name="P2">Anzeigen von möglichen Auswahlwerten bei gedrückter <text:span text:style-name="Source_20_Text">Tab</text:span>-Taste</text:p>
        </text:list-item>
      </text:list>
      <text:p text:style-name="Horizontal_20_Line"/>
      <text:h text:style-name="Heading_20_2" text:outline-level="2">📦 Installation</text:h>
      <text:p text:style-name="P1"><text:span text:style-name="Source_20_Text">pip install argcomplete</text:span></text:p>
      <text:p text:style-name="Text_20_body">Empfohlen: globale Installation oder in einem venv.</text:p>
      <text:p text:style-name="Horizontal_20_Line"/>
      <text:h text:style-name="Heading_20_2" text:outline-level="2">🔧 Setup im Script (Basics)</text:h>
      <text:p text:style-name="Preformatted_20_Text"><text:span text:style-name="Source_20_Text">import argparse</text:span></text:p>
      <text:p text:style-name="Preformatted_20_Text"><text:span text:style-name="Source_20_Text">import argcomplete <text:s/># Wichtig!</text:span></text:p>
      <text:p text:style-name="Preformatted_20_Text"/>
      <text:p text:style-name="Preformatted_20_Text"><text:span text:style-name="Source_20_Text">parser = argparse.ArgumentParser(description="Beispielprogramm mit Autovervollständigung")</text:span></text:p>
      <text:p text:style-name="Preformatted_20_Text"><text:span text:style-name="Source_20_Text">parser.add_argument("--mode", choices=["setup", "run", "edit"])</text:span></text:p>
      <text:p text:style-name="Preformatted_20_Text"><text:span text:style-name="Source_20_Text">parser.add_argument("--loglevel", choices=["info", "debug", "warning"])</text:span></text:p>
      <text:p text:style-name="Preformatted_20_Text"/>
      <text:p text:style-name="Preformatted_20_Text"><text:soft-page-break/><text:span text:style-name="Source_20_Text"># Aktiviert Autovervollständigung</text:span></text:p>
      <text:p text:style-name="Preformatted_20_Text"><text:span text:style-name="Source_20_Text">argcomplete.autocomplete(parser)</text:span></text:p>
      <text:p text:style-name="Preformatted_20_Text"/>
      <text:p text:style-name="Preformatted_20_Text"><text:span text:style-name="Source_20_Text">args = parser.parse_args()</text:span></text:p>
      <text:p text:style-name="P1"><text:span text:style-name="Source_20_Text">print(args)</text:span></text:p>
      <text:p text:style-name="Horizontal_20_Line"/>
      <text:h text:style-name="Heading_20_2" text:outline-level="2">🖥 Terminal-Vorbereitung (nur 1x nötig)</text:h>
      <text:h text:style-name="Heading_20_3" text:outline-level="3">🟢 Variante 1: Global aktivieren (empfohlen für wiederholte Nutzung)</text:h>
      <text:p text:style-name="P1"><text:span text:style-name="Source_20_Text">activate-global-python-argcomplete --user</text:span></text:p>
      <text:p text:style-name="Text_20_body">Dann funktioniert <text:span text:style-name="Source_20_Text">argcomplete</text:span> für <text:span text:style-name="Strong_20_Emphasis">alle Python-Skripte automatisch</text:span>, wenn Shell richtig konfiguriert ist.</text:p>
      <text:h text:style-name="Heading_20_3" text:outline-level="3">🟡 Variante 2: Nur für 1 Skript (lokal aktiv)</text:h>
      <text:p text:style-name="P1"><text:span text:style-name="Source_20_Text">eval "$(register-python-argcomplete python3 main.py)"</text:span></text:p>
      <text:p text:style-name="Text_20_body">Danach kannst du <text:span text:style-name="Source_20_Text">main.py</text:span> wie folgt nutzen:</text:p>
      <text:p text:style-name="Preformatted_20_Text"><text:span text:style-name="Source_20_Text">python3 main.py --[Tab]</text:span></text:p>
      <text:p text:style-name="P1"><text:span text:style-name="Source_20_Text"># Vorschläge: --mode, --loglevel, --help, ...</text:span></text:p>
      <text:p text:style-name="Horizontal_20_Line"/>
      <text:h text:style-name="Heading_20_2" text:outline-level="2">🔍 Wichtige Begriffe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Begriff</text:p>
            </table:table-cell>
            <table:table-cell table:style-name="Table1.A1" office:value-type="string">
              <text:p text:style-name="Table_20_Heading">Bedeutu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rgparse</text:span></text:p>
          </table:table-cell>
          <table:table-cell table:style-name="Table1.A1" office:value-type="string">
            <text:p text:style-name="Table_20_Contents">Standardmodul für CLI-Argument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rgcomplete</text:span></text:p>
          </table:table-cell>
          <table:table-cell table:style-name="Table1.A1" office:value-type="string">
            <text:p text:style-name="Table_20_Contents">Fügt argparse Tab-Autovervollständigung hinzu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gister-python-argcomplete</text:span></text:p>
          </table:table-cell>
          <table:table-cell table:style-name="Table1.A1" office:value-type="string">
            <text:p text:style-name="Table_20_Contents">Erstellt Autovervollständigungsfunk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val ...</text:span></text:p>
          </table:table-cell>
          <table:table-cell table:style-name="Table1.A1" office:value-type="string">
            <text:p text:style-name="Table_20_Contents">Aktiviert Bash-Funktion vorübergehend</text:p>
          </table:table-cell>
        </table:table-row>
      </table:table>
      <text:p text:style-name="Horizontal_20_Line"/>
      <text:h text:style-name="Heading_20_2" text:outline-level="2">💡 Vorteile gegenüber reiner <text:span text:style-name="Source_20_Text">input()</text:span>-Eingabe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<text:span text:style-name="Source_20_Text">argcomplete</text:span></text:p>
            </table:table-cell>
            <table:table-cell table:style-name="Table2.A1" office:value-type="string">
              <text:p text:style-name="Table_20_Heading"><text:span text:style-name="Source_20_Text">input()</text:span> / <text:span text:style-name="Source_20_Text">prompt_toolkit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Tab-Autovervollständigung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 (<text:span text:style-name="Source_20_Text">prompt_toolkit</text:span>)</text:p>
          </table:table-cell>
        </table:table-row>
        <table:table-row>
          <table:table-cell table:style-name="Table2.A1" office:value-type="string">
            <text:p text:style-name="Table_20_Contents">Shell-nativ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</text:p>
          </table:table-cell>
        </table:table-row>
        <table:table-row>
          <table:table-cell table:style-name="Table2.A1" office:value-type="string">
            <text:p text:style-name="Table_20_Contents">Auswahl durch Optionen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nur manuell</text:p>
          </table:table-cell>
        </table:table-row>
        <table:table-row>
          <table:table-cell table:style-name="Table2.A1" office:value-type="string">
            <text:p text:style-name="Table_20_Contents">Sicher gegen Tippfehler</text:p>
          </table:table-cell>
          <table:table-cell table:style-name="Table2.A1" office:value-type="string">
            <text:p text:style-name="Table_20_Contents">✅ (<text:span text:style-name="Source_20_Text">choices=</text:span>)</text:p>
          </table:table-cell>
          <table:table-cell table:style-name="Table2.A1" office:value-type="string">
            <text:p text:style-name="Table_20_Contents">❌</text:p>
          </table:table-cell>
        </table:table-row>
        <table:table-row>
          <table:table-cell table:style-name="Table2.A1" office:value-type="string">
            <text:p text:style-name="Table_20_Contents">Für technische Nutzer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</table:table-row>
      </table:table>
      <text:p text:style-name="Horizontal_20_Line"/>
      <text:h text:style-name="Heading_20_2" text:outline-level="2"><text:soft-page-break/>🔐 Erweiterte Beispiele</text:h>
      <text:h text:style-name="Heading_20_3" text:outline-level="3">📁 Beispiel 1: Dateinamen automatisch vorschlagen</text:h>
      <text:p text:style-name="Preformatted_20_Text"><text:span text:style-name="Source_20_Text">from argparse import ArgumentParser</text:span></text:p>
      <text:p text:style-name="Preformatted_20_Text"><text:span text:style-name="Source_20_Text">from argcomplete.completers import FilesCompleter</text:span></text:p>
      <text:p text:style-name="Preformatted_20_Text"><text:span text:style-name="Source_20_Text">import argcomplete</text:span></text:p>
      <text:p text:style-name="Preformatted_20_Text"/>
      <text:p text:style-name="Preformatted_20_Text"><text:span text:style-name="Source_20_Text">parser = ArgumentParser()</text:span></text:p>
      <text:p text:style-name="Preformatted_20_Text"><text:span text:style-name="Source_20_Text">parser.add_argument("--file", help="Wähle eine Datei", completer=FilesCompleter())</text:span></text:p>
      <text:p text:style-name="Preformatted_20_Text"/>
      <text:p text:style-name="Preformatted_20_Text"><text:span text:style-name="Source_20_Text">argcomplete.autocomplete(parser)</text:span></text:p>
      <text:p text:style-name="Preformatted_20_Text"><text:span text:style-name="Source_20_Text">args = parser.parse_args()</text:span></text:p>
      <text:p text:style-name="P1"><text:span text:style-name="Source_20_Text">print(args)</text:span></text:p>
      <text:p text:style-name="Quotations">Jetzt kannst du mit <text:span text:style-name="Source_20_Text">--file [TAB]</text:span> durch Dateisystem navigieren!</text:p>
      <text:p text:style-name="Horizontal_20_Line"/>
      <text:h text:style-name="Heading_20_3" text:outline-level="3">🧠 Beispiel 2: Eigene dynamische Vorschläge</text:h>
      <text:p text:style-name="Preformatted_20_Text"><text:span text:style-name="Source_20_Text">def custom_completer(prefix, parsed_args, **kwargs):</text:span></text:p>
      <text:p text:style-name="Preformatted_20_Text"><text:span text:style-name="Source_20_Text"><text:s text:c="4"/>return ["info", "warnung", "kritisch", "fatal"]</text:span></text:p>
      <text:p text:style-name="Preformatted_20_Text"/>
      <text:p text:style-name="P1"><text:span text:style-name="Source_20_Text">parser.add_argument("--stufe", help="Wähle eine Stufe", completer=custom_completer)</text:span></text:p>
      <text:p text:style-name="Quotations">Bei <text:span text:style-name="Source_20_Text">--stufe [TAB]</text:span> erscheinen deine eigenen Vorschläge.</text:p>
      <text:p text:style-name="Horizontal_20_Line"/>
      <text:h text:style-name="Heading_20_2" text:outline-level="2">🧼 Fehler vermeiden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Problem</text:p>
            </table:table-cell>
            <table:table-cell table:style-name="Table3.A1" office:value-type="string">
              <text:p text:style-name="Table_20_Heading">Lösung</text:p>
            </table:table-cell>
          </table:table-row>
        </table:table-header-rows>
        <table:table-row>
          <table:table-cell table:style-name="Table3.A1" office:value-type="string">
            <text:p text:style-name="Table_20_Contents">Kein Tab-Vervollständigen funktioniert</text:p>
          </table:table-cell>
          <table:table-cell table:style-name="Table3.A1" office:value-type="string">
            <text:p text:style-name="Table_20_Contents"><text:span text:style-name="Source_20_Text">eval</text:span> vergessen oder Shell nicht neu gestartet</text:p>
          </table:table-cell>
        </table:table-row>
        <table:table-row>
          <table:table-cell table:style-name="Table3.A1" office:value-type="string">
            <text:p text:style-name="Table_20_Contents">Keine Vorschläge sichtbar</text:p>
          </table:table-cell>
          <table:table-cell table:style-name="Table3.A1" office:value-type="string">
            <text:p text:style-name="Table_20_Contents"><text:span text:style-name="Source_20_Text">choices=</text:span> oder <text:span text:style-name="Source_20_Text">completer=</text:span> fehlt</text:p>
          </table:table-cell>
        </table:table-row>
        <table:table-row>
          <table:table-cell table:style-name="Table3.A1" office:value-type="string">
            <text:p text:style-name="Table_20_Contents">Terminal zeigt Python-Code an</text:p>
          </table:table-cell>
          <table:table-cell table:style-name="Table3.A1" office:value-type="string">
            <text:p text:style-name="Table_20_Contents"><text:span text:style-name="Source_20_Text">argcomplete.autocomplete()</text:span> nicht eingefügt</text:p>
          </table:table-cell>
        </table:table-row>
        <table:table-row>
          <table:table-cell table:style-name="Table3.A1" office:value-type="string">
            <text:p text:style-name="Table_20_Contents">Funktioniert nicht in Windows CMD</text:p>
          </table:table-cell>
          <table:table-cell table:style-name="Table3.A1" office:value-type="string">
            <text:p text:style-name="Table_20_Contents">Nutze Bash, Git Bash oder WSL</text:p>
          </table:table-cell>
        </table:table-row>
      </table:table>
      <text:p text:style-name="Horizontal_20_Line"/>
      <text:h text:style-name="Heading_20_2" text:outline-level="2">🧯 So beendest du ein Programm sauber</text:h>
      <text:p text:style-name="Text_20_body"><text:span text:style-name="Source_20_Text">argcomplete</text:span> beeinflusst nicht deine Programm-Logik – aber dein Code kann z. B. per <text:span text:style-name="Source_20_Text">KeyboardInterrupt</text:span> (STRG+C) sauber abbrechen:</text:p>
      <text:p text:style-name="Preformatted_20_Text"><text:span text:style-name="Source_20_Text">try:</text:span></text:p>
      <text:p text:style-name="Preformatted_20_Text"><text:span text:style-name="Source_20_Text"><text:s text:c="4"/>while True:</text:span></text:p>
      <text:p text:style-name="Preformatted_20_Text"><text:span text:style-name="Source_20_Text"><text:s text:c="8"/>...</text:span></text:p>
      <text:p text:style-name="Preformatted_20_Text"><text:span text:style-name="Source_20_Text">except KeyboardInterrupt:</text:span></text:p>
      <text:p text:style-name="P1"><text:span text:style-name="Source_20_Text"><text:s text:c="4"/>print("Beendet.")</text:span></text:p>
      <text:p text:style-name="Horizontal_20_Line"/>
      <text:h text:style-name="Heading_20_2" text:outline-level="2"><text:soft-page-break/>✅ Zusammenfassung – Warum du <text:span text:style-name="Source_20_Text">argcomplete</text:span> verwenden solltest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Vorteil</text:p>
            </table:table-cell>
            <table:table-cell table:style-name="Table4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4.A1" office:value-type="string">
            <text:p text:style-name="Table_20_Contents">🚀 Schneller</text:p>
          </table:table-cell>
          <table:table-cell table:style-name="Table4.A1" office:value-type="string">
            <text:p text:style-name="Table_20_Contents">Nutzer müssen keine Optionen auswendig wissen</text:p>
          </table:table-cell>
        </table:table-row>
        <table:table-row>
          <table:table-cell table:style-name="Table4.A1" office:value-type="string">
            <text:p text:style-name="Table_20_Contents">🤝 Benutzerfreundlich</text:p>
          </table:table-cell>
          <table:table-cell table:style-name="Table4.A1" office:value-type="string">
            <text:p text:style-name="Table_20_Contents">Besonders für technisch unerfahrene Nutzer angenehm</text:p>
          </table:table-cell>
        </table:table-row>
        <table:table-row>
          <table:table-cell table:style-name="Table4.A1" office:value-type="string">
            <text:p text:style-name="Table_20_Contents">⚙️ Einfach zu integrieren</text:p>
          </table:table-cell>
          <table:table-cell table:style-name="Table4.A1" office:value-type="string">
            <text:p text:style-name="Table_20_Contents">Ergänzt <text:span text:style-name="Source_20_Text">argparse</text:span> ohne viel Mehraufwand</text:p>
          </table:table-cell>
        </table:table-row>
        <table:table-row>
          <table:table-cell table:style-name="Table4.A1" office:value-type="string">
            <text:p text:style-name="Table_20_Contents">🛠️ Sehr anpassbar</text:p>
          </table:table-cell>
          <table:table-cell table:style-name="Table4.A1" office:value-type="string">
            <text:p text:style-name="Table_20_Contents">Eigene Vorschläge, Dateiauswahl, Optionen</text:p>
          </table:table-cell>
        </table:table-row>
        <table:table-row>
          <table:table-cell table:style-name="Table4.A1" office:value-type="string">
            <text:p text:style-name="Table_20_Contents">🧩 Gut kombinierbar</text:p>
          </table:table-cell>
          <table:table-cell table:style-name="Table4.A1" office:value-type="string">
            <text:p text:style-name="Table_20_Contents">mit <text:span text:style-name="Source_20_Text">prompt_toolkit</text:span> für interaktive Details</text:p>
          </table:table-cell>
        </table:table-row>
      </table:table>
      <text:p text:style-name="Horizontal_20_Line"/>
      <text:h text:style-name="Heading_20_2" text:outline-level="2">🔚 Fazit</text:h>
      <text:p text:style-name="Text_20_body">Wenn du ein CLI-Tool entwickelst, ist <text:span text:style-name="Source_20_Text">argcomplete</text:span> <text:span text:style-name="Strong_20_Emphasis">ideal für den Einstieg in professionelle Terminal-Nutzung</text:span>. Es wirkt dezent, ist einfach zu integrieren und erhöht sofort den Bedienkomfort.</text:p>
      <text:p text:style-name="Text_20_body">Wenn du möchtest, kann ich dir helfen:</text:p>
      <text:list text:style-name="L2">
        <text:list-item>
          <text:p text:style-name="P3">die <text:span text:style-name="Strong_20_Emphasis"><text:span text:style-name="Source_20_Text">argcomplete</text:span></text:span><text:span text:style-name="Strong_20_Emphasis">-Shell-Integration</text:span> bei dir lokal einzurichten,</text:p>
        </text:list-item>
        <text:list-item>
          <text:p text:style-name="P3">oder <text:span text:style-name="Strong_20_Emphasis">dynamische Vorschläge</text:span> für z. B. E-Mail-Konten, Domains etc. zu definieren.</text:p>
        </text:list-item>
      </text:list>
      <text:p text:style-name="Horizontal_20_Line"/>
      <text:p text:style-name="Text_20_body">🔄 <text:span text:style-name="Strong_20_Emphasis">Nächster Schritt für dich</text:span><text:line-break/>👉 Baue dein erstes CLI-Argument mit <text:span text:style-name="Source_20_Text">choices=</text:span><text:line-break/>👉 Dann: aktiviere <text:span text:style-name="Source_20_Text">argcomplete</text:span> per <text:span text:style-name="Source_20_Text">eval</text:span><text:line-break/>👉 Teste <text:span text:style-name="Source_20_Text">Tab</text:span> und passe an!</text:p>
      <text:p text:style-name="Text_20_body">Möchtest du danach ein Beispiel kombinieren mit <text:span text:style-name="Source_20_Text">prompt_toolkit</text:span>, um Eingaben + Argumente zu mischen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2:22:02.746963566</meta:creation-date>
    <dc:date>2025-06-30T12:22:11.039814865</dc:date>
    <meta:editing-duration>PT8S</meta:editing-duration>
    <meta:editing-cycles>1</meta:editing-cycles>
    <meta:document-statistic meta:table-count="4" meta:image-count="0" meta:object-count="0" meta:page-count="4" meta:paragraph-count="116" meta:word-count="562" meta:character-count="4536" meta:non-whitespace-character-count="4083"/>
    <meta:generator>LibreOffice/24.2.7.2$Linux_X86_64 LibreOffice_project/420$Build-2</meta:generator>
  </office:meta>
</office:document-meta>
</file>